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db9" officeooo:paragraph-rsid="0015edb9"/>
    </style:style>
    <style:style style:name="P2" style:family="paragraph" style:parent-style-name="Standard">
      <style:text-properties officeooo:rsid="00166f34" officeooo:paragraph-rsid="00166f34"/>
    </style:style>
    <style:style style:name="P3" style:family="paragraph" style:parent-style-name="Standard">
      <style:text-properties officeooo:rsid="001709f7" officeooo:paragraph-rsid="001709f7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6f34" officeooo:paragraph-rsid="00166f3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edb9" officeooo:paragraph-rsid="0015edb9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66f34" officeooo:paragraph-rsid="00166f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RRAFORM:</text:p>
      <text:p text:style-name="P1"/>
      <text:p text:style-name="P1">Tool for building infra. </text:p>
      <text:p text:style-name="P1"><text:s/>-simple version control and rollback by state file. </text:p>
      <text:p text:style-name="P1">- support my service provider.</text:p>
      <text:p text:style-name="P1">-iaas <text:s/>-- idempotent </text:p>
      <text:p text:style-name="P1">- High level syntax (HCL)</text:p>
      <text:p text:style-name="P1">- Use module</text:p>
      <text:p text:style-name="P1">- Can run execution plan --&gt;</text:p>
      <text:p text:style-name="P1">- Provide resource graph --&gt;</text:p>
      <text:p text:style-name="P1">-cloud agonstic </text:p>
      <text:p text:style-name="P1">- for deploying multitier arch</text:p>
      <text:p text:style-name="P1">- software define networking including dns.</text:p>
      <text:p text:style-name="P1">- not intended for CM but can use provisioners to call cm .</text:p>
      <text:p text:style-name="P1"/>
      <text:p text:style-name="P1"/>
      <text:p text:style-name="P2">The first script:</text:p>
      <text:p text:style-name="P2"/>
      <text:p text:style-name="P2">vim main.tf</text:p>
      <text:p text:style-name="P2"/>
      <text:p text:style-name="P2"># Download the latest Ghost image</text:p>
      <text:p text:style-name="P2">resource "docker_image" "image_id" {</text:p>
      <text:p text:style-name="P2"><text:s text:c="2"/>name = "ghost:latest"</text:p>
      <text:p text:style-name="P2">}</text:p>
      <text:p text:style-name="P2"/>
      <text:p text:style-name="P2">do terraform init – to initialize directory and install any provider required. </text:p>
      <text:p text:style-name="P2">Do terraform plan – will show the excution plan. </text:p>
      <text:p text:style-name="P2">Do Terraform apply – to apply the changes. </text:p>
      <text:p text:style-name="P3">DO terraform show – to see the resources</text:p>
      <text:p text:style-name="P2">Do terraform destroy --- to destroy the infra</text:p>
      <text:p text:style-name="P2"/>
      <text:p text:style-name="P4">The interpolation syntax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00:18.077715212</meta:creation-date>
    <dc:date>2019-08-06T14:46:11.070055033</dc:date>
    <meta:editing-duration>PT2H35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31" meta:character-count="782" meta:non-whitespace-character-count="663"/>
  </office:meta>
</office:document-meta>
</file>